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cf950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Azione_20_attore" style:list-style-name="Numerazione_20_UC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  <style:style style:name="T3" style:family="text">
      <style:text-properties officeooo:rsid="000bb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 </text:span>è stato autenticato dal sistema e <text:span text:style-name="T3">ha effettuato</text:span>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714775" text:style-name="Numerazione_20_UC">
              <text:list-item text:start-value="1">
                <text:p text:style-name="P5">L'utente accede al forum (include <text:span text:style-name="T1">Visualizzazione lista argomenti)</text:span></text:p>
                <text:p text:style-name="Azione_20_sistema"/>
              </text:list-item>
              <text:list-item>
                <text:p text:style-name="Azione_20_attore">L'utente crea un nuovo argomento</text:p>
                <text:p text:style-name="Azione_20_sistema"/>
              </text:list-item>
              <text:list-item>
                <text:p text:style-name="Azione_20_sistema">Il sistema mostra una finestra per un nuovo argomento</text:p>
                <text:p text:style-name="Azione_20_attore"/>
              </text:list-item>
              <text:list-item>
                <text:p text:style-name="Azione_20_attore">L'utente compila il form</text:p>
                <text:p text:style-name="Azione_20_sistema"/>
              </text:list-item>
              <text:list-item>
                <text:p text:style-name="Azione_20_attore">L'utente sottomette il nuovo argomento</text:p>
                <text:p text:style-name="Azione_20_sistema"/>
              </text:list-item>
              <text:list-item>
                <text:p text:style-name="Azione_20_sistema">Il sistema memorizza i dati inseriti e genera un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inserito l'argomento e il sistema mostra l'avvenuta aggiunta</text:p>
            <text:p text:style-name="Table_20_Contents">L'utente ha annullato l'operazione di inserim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  <text:p text:style-name="P4">Inserimento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1M58S</meta:editing-duration>
    <meta:editing-cycles>15</meta:editing-cycles>
    <meta:generator>LibreOffice/3.6$Windows_x86 LibreOffice_project/da8c1e6-fd468f4-454e206-f42a4a9-143cfd</meta:generator>
    <dc:date>2012-10-22T20:58:09.91</dc:date>
    <meta:document-statistic meta:table-count="1" meta:image-count="0" meta:object-count="0" meta:page-count="1" meta:paragraph-count="22" meta:word-count="121" meta:character-count="809" meta:non-whitespace-character-count="715"/>
  </office:meta>
</office:document-meta>
</file>